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10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008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2" table:default-cell-style-name="ce6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Table 1 – Data range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0.668">
            <text:p>0.668</text:p>
          </table:table-cell>
          <table:table-cell office:value-type="float" office:value="0.996">
            <text:p>0.996</text:p>
          </table:table-cell>
          <table:table-cell office:value-type="float" office:value="0.505">
            <text:p>0.505</text:p>
          </table:table-cell>
        </table:table-row>
        <table:table-row table:style-name="ro1">
          <table:table-cell table:number-columns-repeated="2"/>
          <table:table-cell office:value-type="float" office:value="0.821">
            <text:p>0.821</text:p>
          </table:table-cell>
          <table:table-cell office:value-type="float" office:value="0.864">
            <text:p>0.864</text:p>
          </table:table-cell>
          <table:table-cell office:value-type="float" office:value="0.712">
            <text:p>0.712</text:p>
          </table:table-cell>
        </table:table-row>
        <table:table-row table:style-name="ro1">
          <table:table-cell table:number-columns-repeated="2"/>
          <table:table-cell office:value-type="float" office:value="0.892">
            <text:p>0.892</text:p>
          </table:table-cell>
          <table:table-cell office:value-type="float" office:value="0.718">
            <text:p>0.718</text:p>
          </table:table-cell>
          <table:table-cell office:value-type="float" office:value="0.025">
            <text:p>0.025</text:p>
          </table:table-cell>
        </table:table-row>
        <table:table-row table:style-name="ro1">
          <table:table-cell table:number-columns-repeated="2"/>
          <table:table-cell office:value-type="float" office:value="0.599">
            <text:p>0.599</text:p>
          </table:table-cell>
          <table:table-cell office:value-type="float" office:value="0.355">
            <text:p>0.355</text:p>
          </table:table-cell>
          <table:table-cell office:value-type="float" office:value="0.273">
            <text:p>0.273</text:p>
          </table:table-cell>
        </table:table-row>
        <table:table-row table:style-name="ro1">
          <table:table-cell table:number-columns-repeated="2"/>
          <table:table-cell office:value-type="float" office:value="0.585">
            <text:p>0.585</text:p>
          </table:table-cell>
          <table:table-cell office:value-type="float" office:value="0.074">
            <text:p>0.074</text:p>
          </table:table-cell>
          <table:table-cell office:value-type="float" office:value="0.969">
            <text:p>0.969</text:p>
          </table:table-cell>
        </table:table-row>
        <table:table-row table:style-name="ro1">
          <table:table-cell table:number-columns-repeated="2"/>
          <table:table-cell office:value-type="float" office:value="0.789">
            <text:p>0.789</text:p>
          </table:table-cell>
          <table:table-cell office:value-type="float" office:value="0.557">
            <text:p>0.557</text:p>
          </table:table-cell>
          <table:table-cell office:value-type="float" office:value="0.838">
            <text:p>0.838</text:p>
          </table:table-cell>
        </table:table-row>
        <table:table-row table:style-name="ro1">
          <table:table-cell table:number-columns-repeated="2"/>
          <table:table-cell office:value-type="float" office:value="0.931">
            <text:p>0.931</text:p>
          </table:table-cell>
          <table:table-cell office:value-type="float" office:value="0.267">
            <text:p>0.267</text:p>
          </table:table-cell>
          <table:table-cell office:value-type="float" office:value="0.648">
            <text:p>0.648</text:p>
          </table:table-cell>
        </table:table-row>
        <table:table-row table:style-name="ro1">
          <table:table-cell table:number-columns-repeated="2"/>
          <table:table-cell office:value-type="float" office:value="0.13">
            <text:p>0.13</text:p>
          </table:table-cell>
          <table:table-cell office:value-type="float" office:value="0.928">
            <text:p>0.928</text:p>
          </table:table-cell>
          <table:table-cell office:value-type="float" office:value="0.941">
            <text:p>0.941</text:p>
          </table:table-cell>
        </table:table-row>
        <table:table-row table:style-name="ro1">
          <table:table-cell table:number-columns-repeated="2"/>
          <table:table-cell office:value-type="float" office:value="0.783">
            <text:p>0.783</text:p>
          </table:table-cell>
          <table:table-cell office:value-type="float" office:value="0.803">
            <text:p>0.803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table:number-columns-repeated="2"/>
          <table:table-cell office:value-type="float" office:value="0.215">
            <text:p>0.215</text:p>
          </table:table-cell>
          <table:table-cell office:value-type="float" office:value="0.414">
            <text:p>0.414</text:p>
          </table:table-cell>
          <table:table-cell office:value-type="float" office:value="0.006">
            <text:p>0.00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Table 2 – <text:span text:style-name="T1">computeFunction</text:span> method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2"/>
          <table:table-cell table:style-name="ce7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</table:table-row>
        <table:table-row table:style-name="ro1">
          <table:table-cell/>
          <table:table-cell table:style-name="ce3" office:value-type="string">
            <text:p>MAX</text:p>
          </table:table-cell>
          <table:table-cell table:style-name="ce8" office:value-type="float" office:value="0.931">
            <text:p>0.931</text:p>
          </table:table-cell>
          <table:table-cell table:style-name="ce11" office:value-type="float" office:value="0.996">
            <text:p>0.996</text:p>
          </table:table-cell>
          <table:table-cell table:style-name="ce11" office:value-type="float" office:value="0.969">
            <text:p>0.969</text:p>
          </table:table-cell>
        </table:table-row>
        <table:table-row table:style-name="ro1">
          <table:table-cell/>
          <table:table-cell table:style-name="ce3" office:value-type="string">
            <text:p>MIN</text:p>
          </table:table-cell>
          <table:table-cell table:style-name="ce8" office:value-type="float" office:value="0.13">
            <text:p>0.130</text:p>
          </table:table-cell>
          <table:table-cell table:style-name="ce11" office:value-type="float" office:value="0.074">
            <text:p>0.074</text:p>
          </table:table-cell>
          <table:table-cell table:style-name="ce11" office:value-type="float" office:value="0.006">
            <text:p>0.006</text:p>
          </table:table-cell>
        </table:table-row>
        <table:table-row table:style-name="ro1">
          <table:table-cell/>
          <table:table-cell table:style-name="ce3" office:value-type="string">
            <text:p>AVERAGE</text:p>
          </table:table-cell>
          <table:table-cell table:style-name="ce8" office:value-type="float" office:value="0.6413">
            <text:p>0.641</text:p>
          </table:table-cell>
          <table:table-cell table:style-name="ce11" office:value-type="float" office:value="0.5976">
            <text:p>0.598</text:p>
          </table:table-cell>
          <table:table-cell table:style-name="ce11" office:value-type="float" office:value="0.4945">
            <text:p>0.495</text:p>
          </table:table-cell>
        </table:table-row>
        <table:table-row table:style-name="ro1">
          <table:table-cell/>
          <table:table-cell table:style-name="ce3" office:value-type="string">
            <text:p>SUM</text:p>
          </table:table-cell>
          <table:table-cell table:style-name="ce8" office:value-type="float" office:value="6.413">
            <text:p>6.413</text:p>
          </table:table-cell>
          <table:table-cell table:style-name="ce11" office:value-type="float" office:value="5.976">
            <text:p>5.976</text:p>
          </table:table-cell>
          <table:table-cell table:style-name="ce11" office:value-type="float" office:value="4.945">
            <text:p>4.945</text:p>
          </table:table-cell>
        </table:table-row>
        <table:table-row table:style-name="ro1">
          <table:table-cell/>
          <table:table-cell table:style-name="ce4" office:value-type="string">
            <text:p>VAR</text:p>
          </table:table-cell>
          <table:table-cell table:style-name="ce9" office:value-type="float" office:value="1.78146285779651E-024">
            <text:p>0.000</text:p>
          </table:table-cell>
          <table:table-cell table:style-name="ce12" office:value-type="float" office:value="1.7880261805272E-024">
            <text:p>0.000</text:p>
          </table:table-cell>
          <table:table-cell table:style-name="ce12" office:value-type="float" office:value="1.78373477720251E-024">
            <text:p>0.000</text:p>
          </table:table-cell>
        </table:table-row>
        <table:table-row table:style-name="ro1">
          <table:table-cell/>
          <table:table-cell table:style-name="ce4" office:value-type="string">
            <text:p>VARP</text:p>
          </table:table-cell>
          <table:table-cell table:style-name="ce9" office:value-type="float" office:value="1.78802618052814E-024">
            <text:p>0.000</text:p>
          </table:table-cell>
          <table:table-cell table:style-name="ce12" office:value-type="float" office:value="1.78373477720374E-024">
            <text:p>0.000</text:p>
          </table:table-cell>
          <table:table-cell table:style-name="ce12" office:value-type="float" office:value="1.78771063616492E-024">
            <text:p>0.000</text:p>
          </table:table-cell>
        </table:table-row>
        <table:table-row table:style-name="ro1">
          <table:table-cell/>
          <table:table-cell table:style-name="ce4" office:value-type="string">
            <text:p>STDEV</text:p>
          </table:table-cell>
          <table:table-cell table:style-name="ce9" office:value-type="float" office:value="1.78373477720355E-024">
            <text:p>0.000</text:p>
          </table:table-cell>
          <table:table-cell table:style-name="ce12" office:value-type="float" office:value="1.78771063616596E-024">
            <text:p>0.000</text:p>
          </table:table-cell>
          <table:table-cell table:style-name="ce12" office:value-type="float" office:value="1.78354545058535E-024">
            <text:p>0.000</text:p>
          </table:table-cell>
        </table:table-row>
        <table:table-row table:style-name="ro1">
          <table:table-cell/>
          <table:table-cell table:style-name="ce4" office:value-type="string">
            <text:p>STDEVP</text:p>
          </table:table-cell>
          <table:table-cell table:style-name="ce9" office:value-type="float" office:value="1.78771063616511E-024">
            <text:p>0.000</text:p>
          </table:table-cell>
          <table:table-cell table:style-name="ce12" office:value-type="float" office:value="1.78354545058648E-024">
            <text:p>0.000</text:p>
          </table:table-cell>
          <table:table-cell table:style-name="ce12" office:value-type="float" office:value="1.78903592248579E-024">
            <text:p>0.00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Table 3 – <text:span text:style-name="T1">Formula</text:span> method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2"/>
          <table:table-cell table:style-name="ce7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</table:table-row>
        <table:table-row table:style-name="ro1">
          <table:table-cell/>
          <table:table-cell table:style-name="ce3" office:value-type="string">
            <text:p>MAX</text:p>
          </table:table-cell>
          <table:table-cell table:style-name="ce8" table:formula="of:=MAX([.C5:.C14])" office:value-type="float" office:value="0.931">
            <text:p>0.931</text:p>
          </table:table-cell>
          <table:table-cell table:style-name="ce11" table:formula="of:=MAX([.D5:.D14])" office:value-type="float" office:value="0.996">
            <text:p>0.996</text:p>
          </table:table-cell>
          <table:table-cell table:style-name="ce11" table:formula="of:=MAX([.E5:.E14])" office:value-type="float" office:value="0.969">
            <text:p>0.969</text:p>
          </table:table-cell>
        </table:table-row>
        <table:table-row table:style-name="ro1">
          <table:table-cell/>
          <table:table-cell table:style-name="ce3" office:value-type="string">
            <text:p>MIN</text:p>
          </table:table-cell>
          <table:table-cell table:style-name="ce8" table:formula="of:=MIN([.C5:.C14])" office:value-type="float" office:value="0.13">
            <text:p>0.130</text:p>
          </table:table-cell>
          <table:table-cell table:style-name="ce11" table:formula="of:=MIN([.D5:.D14])" office:value-type="float" office:value="0.074">
            <text:p>0.074</text:p>
          </table:table-cell>
          <table:table-cell table:style-name="ce11" table:formula="of:=MIN([.E5:.E14])" office:value-type="float" office:value="0.006">
            <text:p>0.006</text:p>
          </table:table-cell>
        </table:table-row>
        <table:table-row table:style-name="ro1">
          <table:table-cell/>
          <table:table-cell table:style-name="ce3" office:value-type="string">
            <text:p>AVERAGE</text:p>
          </table:table-cell>
          <table:table-cell table:style-name="ce8" table:formula="of:=AVERAGE([.C5:.C14])" office:value-type="float" office:value="0.6413">
            <text:p>0.641</text:p>
          </table:table-cell>
          <table:table-cell table:style-name="ce11" table:formula="of:=AVERAGE([.D5:.D14])" office:value-type="float" office:value="0.5976">
            <text:p>0.598</text:p>
          </table:table-cell>
          <table:table-cell table:style-name="ce11" table:formula="of:=AVERAGE([.E5:.E14])" office:value-type="float" office:value="0.4945">
            <text:p>0.495</text:p>
          </table:table-cell>
        </table:table-row>
        <table:table-row table:style-name="ro1">
          <table:table-cell/>
          <table:table-cell table:style-name="ce3" office:value-type="string">
            <text:p>SUM</text:p>
          </table:table-cell>
          <table:table-cell table:style-name="ce8" table:formula="of:=SUM([.C5:.C14])" office:value-type="float" office:value="6.413">
            <text:p>6.413</text:p>
          </table:table-cell>
          <table:table-cell table:style-name="ce11" table:formula="of:=SUM([.D5:.D14])" office:value-type="float" office:value="5.976">
            <text:p>5.976</text:p>
          </table:table-cell>
          <table:table-cell table:style-name="ce11" table:formula="of:=SUM([.E5:.E14])" office:value-type="float" office:value="4.945">
            <text:p>4.945</text:p>
          </table:table-cell>
        </table:table-row>
        <table:table-row table:style-name="ro1">
          <table:table-cell/>
          <table:table-cell table:style-name="ce5" office:value-type="string">
            <text:p>VAR</text:p>
          </table:table-cell>
          <table:table-cell table:style-name="ce10" table:formula="of:=VAR([.C5:.C14])" office:value-type="float" office:value="0.0744215666666667">
            <text:p>0.074</text:p>
          </table:table-cell>
          <table:table-cell table:style-name="ce13" table:formula="of:=VAR([.D5:.D14])" office:value-type="float" office:value="0.0970229333333334">
            <text:p>0.097</text:p>
          </table:table-cell>
          <table:table-cell table:style-name="ce13" table:formula="of:=VAR([.E5:.E14])" office:value-type="float" office:value="0.148803388888889">
            <text:p>0.149</text:p>
          </table:table-cell>
        </table:table-row>
        <table:table-row table:style-name="ro1">
          <table:table-cell/>
          <table:table-cell table:style-name="ce5" office:value-type="string">
            <text:p>VARP</text:p>
          </table:table-cell>
          <table:table-cell table:style-name="ce10" table:formula="of:=VARP([.C5:.C14])" office:value-type="float" office:value="0.06697941">
            <text:p>0.067</text:p>
          </table:table-cell>
          <table:table-cell table:style-name="ce13" table:formula="of:=VARP([.D5:.D14])" office:value-type="float" office:value="0.08732064">
            <text:p>0.087</text:p>
          </table:table-cell>
          <table:table-cell table:style-name="ce13" table:formula="of:=VARP([.E5:.E14])" office:value-type="float" office:value="0.13392305">
            <text:p>0.134</text:p>
          </table:table-cell>
        </table:table-row>
        <table:table-row table:style-name="ro1">
          <table:table-cell/>
          <table:table-cell table:style-name="ce5" office:value-type="string">
            <text:p>STDEV</text:p>
          </table:table-cell>
          <table:table-cell table:style-name="ce10" table:formula="of:=STDEV([.C5:.C14])" office:value-type="float" office:value="0.272803164693276">
            <text:p>0.273</text:p>
          </table:table-cell>
          <table:table-cell table:style-name="ce13" table:formula="of:=STDEV([.D5:.D14])" office:value-type="float" office:value="0.311485045119879">
            <text:p>0.311</text:p>
          </table:table-cell>
          <table:table-cell table:style-name="ce13" table:formula="of:=STDEV([.E5:.E14])" office:value-type="float" office:value="0.385750423057304">
            <text:p>0.386</text:p>
          </table:table-cell>
        </table:table-row>
        <table:table-row table:style-name="ro1">
          <table:table-cell/>
          <table:table-cell table:style-name="ce5" office:value-type="string">
            <text:p>STDEVP</text:p>
          </table:table-cell>
          <table:table-cell table:style-name="ce10" table:formula="of:=STDEVP([.C5:.C14])" office:value-type="float" office:value="0.258803805999835">
            <text:p>0.259</text:p>
          </table:table-cell>
          <table:table-cell table:style-name="ce13" table:formula="of:=STDEVP([.D5:.D14])" office:value-type="float" office:value="0.29550065989774">
            <text:p>0.296</text:p>
          </table:table-cell>
          <table:table-cell table:style-name="ce13" table:formula="of:=STDEVP([.E5:.E14])" office:value-type="float" office:value="0.365954983570384">
            <text:p>0.36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17:56:18.71</meta:creation-date>
    <meta:editing-duration>P0D</meta:editing-duration>
    <meta:editing-cycles>1</meta:editing-cycles>
    <meta:generator>LibreOffice/3.5$Windows_x86 LibreOffice_project/7e68ba2-a744ebf-1f241b7-c506db1-7d53735</meta:generator>
    <meta:document-statistic meta:table-count="3" meta:cell-count="10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
Dim Doc as Object
	Doc = ThisComponent

Dim Sheet as Object
	Sheet = Doc.Sheets(0)

Dim CellRange as Object

Dim CellWrite as Object

Dim Statistic As Double


	For i = 2 to 4
		
		CellRange = Sheet.getCellRangeByPosition(i, 4,  i, 13)

		Statistic = CellRange.computeFunction(com.sun.star.sheet.GeneralFunction.MAX)
		CellWrite = Sheet.getCellByPosition(i,20)
		CellWrite.value = Statistic
		
		Statistic = CellRange.computeFunction(com.sun.star.sheet.GeneralFunction.MIN)
		CellWrite = Sheet.getCellByPosition(i,21)
		CellWrite.value = Statistic
		
		Statistic = CellRange.computeFunction(com.sun.star.sheet.GeneralFunction.AVERAGE)
		CellWrite = Sheet.getCellByPosition(i,22)
		CellWrite.value = Statistic
		
		Statistic = CellRange.computeFunction(com.sun.star.sheet.GeneralFunction.SUM)
		CellWrite = Sheet.getCellByPosition(i,23)
		CellWrite.value = Statistic
		
		Statistic = CellRange.computeFunction(com.sun.star.sheet.GeneralFunction.VAR)
		CellWrite = Sheet.getCellByPosition(i,24)
		CellWrite.value = Statistic
		
		Statistic = CellRange.computeFunction(com.sun.star.sheet.GeneralFunction.VARP)
		CellWrite = Sheet.getCellByPosition(i,25)
		CellWrite.value = Statistic
		
		Statistic = CellRange.computeFunction(com.sun.star.sheet.GeneralFunction.STDEV)
		CellWrite = Sheet.getCellByPosition(i,26)
		CellWrite.value = Statistic
		
		Statistic = CellRange.computeFunction(com.sun.star.sheet.GeneralFunction.STDEVP)
		CellWrite = Sheet.getCellByPosition(i,27)
		CellWrite.value = Statistic

	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